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0-08" calcext:value-type="date">
            <text:p>08/10/2025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NF 13315 - mens. 10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1-30" calcext:value-type="date">
            <text:p>30/11/2025</text:p>
          </table:table-cell>
          <table:table-cell table:style-name="ce63" office:value-type="string" calcext:value-type="string">
            <text:p>NF 13329 - mens. 1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2-09" calcext:value-type="date">
            <text:p>09/12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2-31" calcext:value-type="date">
            <text:p>31/12/2025</text:p>
          </table:table-cell>
          <table:table-cell table:style-name="ce63" office:value-type="string" calcext:value-type="string">
            <text:p>NF 13343 - mens. 1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6-01-12" calcext:value-type="date">
            <text:p>12/01/2026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7])" office:value-type="float" office:value="0" calcext:value-type="float">
            <text:p>-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5:49.75723290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25:49.762550400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25:49.770560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1-20T16:26:15.375781100</dc:date>
    <meta:print-date>2014-03-31T11:38:55.658630431</meta:print-date>
    <dc:language>pt-PT</dc:language>
    <meta:editing-cycles>536</meta:editing-cycles>
    <meta:editing-duration>P2DT13H25M54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